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Helvetica" svg:font-family="Helvetica" style:font-family-generic="roman" style:font-pitch="variable" svg:panose-1="2 11 6 4 2 2 2 2 2 4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/>
      <style:text-properties style:font-name="Helvetica Neue"/>
    </style:style>
    <style:style style:name="P2" style:parent-style-name="Default" style:family="paragraph">
      <style:text-properties style:font-name="Helvetica Neue" style:font-name-asian="Helvetica Neue" style:font-name-complex="Helvetica Neue"/>
    </style:style>
    <style:style style:name="T3" style:parent-style-name="DefaultParagraphFont" style:family="text">
      <style:text-properties style:font-name="Helvetica Neue"/>
    </style:style>
    <style:style style:name="P4" style:parent-style-name="Default" style:family="paragraph">
      <style:text-properties style:font-name="Helvetica Neue"/>
    </style:style>
    <style:style style:name="P5" style:parent-style-name="Default" style:family="paragraph">
      <style:text-properties style:font-name="Helvetica Neue"/>
    </style:style>
    <style:style style:name="P6" style:parent-style-name="Default" style:family="paragraph">
      <style:text-properties style:font-name="Helvetica Neue"/>
    </style:style>
    <style:style style:name="P7" style:parent-style-name="Default" style:family="paragraph">
      <style:text-properties style:font-name="Helvetica Neue"/>
    </style:style>
    <style:style style:name="P8" style:parent-style-name="Default" style:family="paragraph">
      <style:text-properties style:font-name="Helvetica Neue"/>
    </style:style>
    <style:style style:name="P9" style:parent-style-name="Default" style:family="paragraph">
      <style:text-properties style:font-name="Helvetica Neue"/>
    </style:style>
    <style:style style:name="P10" style:parent-style-name="Default" style:family="paragraph">
      <style:text-properties style:font-name="Helvetica Neue"/>
    </style:style>
    <style:style style:name="P11" style:parent-style-name="Default" style:family="paragraph">
      <style:text-properties style:font-name="Helvetica Neue"/>
    </style:style>
    <style:style style:name="P12" style:parent-style-name="Default" style:family="paragraph">
      <style:text-properties style:font-name="Helvetica Neue"/>
    </style:style>
    <style:style style:name="P13" style:parent-style-name="Default" style:family="paragraph">
      <style:text-properties style:font-name="Helvetica Neue"/>
    </style:style>
    <style:style style:name="P14" style:parent-style-name="Default" style:family="paragraph">
      <style:text-properties style:font-name="Helvetica Neue"/>
    </style:style>
    <style:style style:name="P15" style:parent-style-name="Default" style:family="paragraph">
      <style:text-properties style:font-name="Helvetica Neue"/>
    </style:style>
    <style:style style:name="P16" style:parent-style-name="Default" style:family="paragraph">
      <style:text-properties style:font-name="Helvetica Neue"/>
    </style:style>
    <style:style style:name="P17" style:parent-style-name="Default" style:family="paragraph">
      <style:text-properties style:font-name="Helvetica Neue"/>
    </style:style>
    <style:style style:name="T18" style:parent-style-name="DefaultParagraphFont" style:family="text">
      <style:text-properties style:font-name="Helvetica Neue"/>
    </style:style>
  </office:automatic-styles>
  <office:body>
    <office:text text:use-soft-page-breaks="true">
      <text:p text:style-name="P1">To the Editors of Molecular Biology and Evolution,</text:p>
      <text:p text:style-name="P2"/>
      <text:p text:style-name="Default"><text:span text:style-name="T3">On behalf of my co-authors, I am submitting for your consideration our manuscript, “Phylogenetic measures of indel rate variation among the HIV-1 group M subtypes” for your consideration.</text:span></text:p>
      <text:p text:style-name="P4"/>
      <text:p text:style-name="P5">The high prevalence and rapid spread of HIV-1 worldwide highlights the importance of elucidating mechanisms that influence HIV-1 transmission. Evolution occurring within the five variable loop regions of the HIV-1 gp120 surface envelope glycoprotein is one such mechanism that modulates HIV-1 pathogenesis and transmission fitness. While nucleotide substitutions have been extensively characterized in the env gene, insertions and deletions (indels) remain studied to a far lesser extent despite their suggested role in HIV-1 mucosal transmission and coreceptor switching.</text:p>
      <text:p text:style-name="P6"/>
      <text:p text:style-name="P7">In our study, we<text:s/>analyze over 6,500 patient-derived HIV-1 sequences worldwide using<text:s/>phylogenetic methods<text:s/>to<text:s/>provide the first estimates of<text:s/>indel rates in the five variable loops<text:s/>of<text:s/>surface envelope gp120.<text:s/>We also analyze indel nucleotide composition and measure the impacts of indels on N-linked glycosylation sites in gp120.<text:s/>Comprehensive analysis of public database sequences also permits comparisons<text:s/>across five subtypes and two circulating recombinant forms of HIV-1 group M. <text:s/></text:p>
      <text:p text:style-name="P8">Our manuscript is not submitted or accepted for publication at any other journal. I confirm that all authors have contributed to, seen and approved the final submitted version of this manuscript. Thank you for considering our manuscript for your journal.</text:p>
      <text:p text:style-name="P9"/>
      <text:p text:style-name="P10">Thank you for your time.</text:p>
      <text:p text:style-name="P11">Sincerely,</text:p>
      <text:p text:style-name="P12">John Palmer MSc</text:p>
      <text:p text:style-name="P13"/>
      <text:p text:style-name="P14"/>
      <text:p text:style-name="P15"/>
      <text:p text:style-name="P16">in these five regions have been have been shown to be a source of mutation HIV-1 adaptation, they remain studied to a far lesser extent.</text:p>
      <text:p text:style-name="P17"/>
      <text:p text:style-name="Default"><text:span text:style-name="T18">By analyzing over 6,500 patient-derived HIV-1 sequences worldwide, we perform a comparative stud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Helvetica" svg:font-family="Helvetica" style:font-family-generic="roman" style:font-pitch="variable" svg:panose-1="2 11 6 4 2 2 2 2 2 4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fo:language="en" fo:country="US" style:language-asian="en" style:country-asian="US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" style:display-name="List" style:family="paragraph" style:parent-style-name="Textbody">
      <style:text-properties style:font-name-complex="Lohit Devanagari" fo:hyphenate="tru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Default" style:display-name="Default" style:family="paragraph">
      <style:paragraph-properties fo:widows="2" fo:orphans="2"/>
      <style:text-properties style:font-name="Helvetica" style:font-name-complex="Arial Unicode MS" fo:color="#000000" fo:font-size="11pt" style:font-size-asian="11pt" style:font-size-complex="11pt" fo:language="en" fo:country="US" fo:hyphenate="true"/>
    </style:style>
    <style:style style:name="Header" style:display-name="Header" style:family="paragraph" style:parent-style-name="Standard">
      <style:text-properties fo:hyphenate="true"/>
    </style:style>
    <style:style style:name="Footer" style:display-name="Footer" style:family="paragraph" style:parent-style-name="Standard">
      <style:text-properties fo:hyphenate="true"/>
    </style:style>
    <style:style style:name="Internetlink" style:display-name="Internet link" style:family="text">
      <style:text-properties style:text-underline-type="single" style:text-underline-style="solid" style:text-underline-width="auto" style:text-underline-mode="continuous" style:text-underline-color="#FFFFFF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Palmer</meta:initial-creator>
    <dc:creator>John Palmer</dc:creator>
    <meta:creation-date>2019-01-15T05:07:00Z</meta:creation-date>
    <dc:date>2019-01-15T05:07:00Z</dc:date>
    <meta:template xlink:href="Normal" xlink:type="simple"/>
    <meta:editing-cycles>2</meta:editing-cycles>
    <meta:editing-duration>PT60S</meta:editing-duration>
    <meta:document-statistic meta:page-count="1" meta:paragraph-count="10" meta:word-count="271" meta:character-count="1826" meta:row-count="31" meta:non-whitespace-character-count="1563"/>
  </office:meta>
</office:document-meta>
</file>